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037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4" style:family="graphic" style:parent-style-name="standard">
      <style:graphic-properties draw:textarea-horizontal-align="justify" draw:textarea-vertical-align="middle" draw:auto-grow-height="false" fo:min-height="1.153cm" fo:min-width="0cm"/>
    </style:style>
    <style:style style:name="gr5" style:family="graphic" style:parent-style-name="standard">
      <style:graphic-properties svg:stroke-color="#dc2300" draw:fill-color="#ff950e" draw:textarea-horizontal-align="justify" draw:textarea-vertical-align="middle" draw:auto-grow-height="false" fo:min-height="0.931cm" fo:min-width="5.977cm"/>
    </style:style>
    <style:style style:name="gr6" style:family="graphic" style:parent-style-name="standard">
      <style:graphic-properties svg:stroke-color="#dc2300" draw:fill-color="#ff950e" draw:textarea-horizontal-align="justify" draw:textarea-vertical-align="middle" draw:auto-grow-height="false" fo:min-height="1.147cm" fo:min-width="5.977cm"/>
    </style:style>
    <style:style style:name="gr7" style:family="graphic" style:parent-style-name="standard">
      <style:graphic-properties svg:stroke-color="#dc2300" draw:fill-color="#ff950e" draw:textarea-horizontal-align="justify" draw:textarea-vertical-align="middle" draw:auto-grow-height="false" fo:min-height="0.893cm" fo:min-width="5.977cm"/>
    </style:style>
    <style:style style:name="gr8" style:family="graphic" style:parent-style-name="standard">
      <style:graphic-properties svg:stroke-color="#ff3333" draw:fill-color="#ff950e" draw:textarea-horizontal-align="justify" draw:textarea-vertical-align="middle" draw:auto-grow-height="false" fo:min-height="0.068cm" fo:min-width="1.637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33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15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6.104cm"/>
    </style:style>
    <style:style style:name="gr13" style:family="graphic" style:parent-style-name="standard">
      <style:graphic-properties draw:stroke="solid" draw:stroke-dash="Ultrafine_20_Dashed" draw:textarea-horizontal-align="justify" draw:textarea-vertical-align="middle" draw:auto-grow-height="false" fo:min-height="2.163cm" fo:min-width="8.898cm"/>
    </style:style>
    <style:style style:name="gr14" style:family="graphic" style:parent-style-name="standard">
      <style:graphic-properties draw:textarea-horizontal-align="justify" draw:textarea-vertical-align="middle" draw:auto-grow-height="false" fo:min-height="0.667cm" fo:min-width="0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068cm" fo:min-width="1.637cm"/>
    </style:style>
    <style:style style:name="gr16" style:family="graphic" style:parent-style-name="standard">
      <style:graphic-properties svg:stroke-color="#ff3333" draw:fill-color="#ff950e" draw:textarea-horizontal-align="justify" draw:textarea-vertical-align="middle" draw:auto-grow-height="false" fo:min-height="1.68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5.342cm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5.469cm" draw:shadow="hidden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0.385cm" fo:min-width="0.897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0.258cm" fo:min-width="0.77cm"/>
    </style:style>
    <style:style style:name="gr26" style:family="graphic" style:parent-style-name="standard">
      <style:graphic-properties svg:stroke-color="#ff3333" draw:fill-color="#ff950e" draw:textarea-horizontal-align="justify" draw:textarea-vertical-align="middle" draw:auto-grow-height="false" fo:min-height="0.004cm" fo:min-width="0.823cm"/>
    </style:style>
    <style:style style:name="gr27" style:family="graphic" style:parent-style-name="standard">
      <style:graphic-properties svg:stroke-color="#ff3333" draw:fill-color="#ff950e" draw:textarea-horizontal-align="justify" draw:textarea-vertical-align="middle" draw:auto-grow-height="false" fo:min-height="0.004cm" fo:min-width="0.882cm"/>
    </style:style>
    <style:style style:name="gr28" style:family="graphic" style:parent-style-name="standard">
      <style:graphic-properties draw:fill-color="#e6e6e6" draw:textarea-horizontal-align="justify" draw:textarea-vertical-align="middle" draw:auto-grow-height="false" fo:min-height="0.385cm" fo:min-width="1.024cm"/>
    </style:style>
    <style:style style:name="gr29" style:family="graphic" style:parent-style-name="standard">
      <style:graphic-properties svg:stroke-color="#ff3333" draw:fill-color="#ff950e" draw:textarea-horizontal-align="justify" draw:textarea-vertical-align="middle" draw:auto-grow-height="false" fo:min-height="0.972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31" style:family="graphic" style:parent-style-name="standard">
      <style:graphic-properties draw:fill-color="#e6e6e6" draw:textarea-horizontal-align="justify" draw:textarea-vertical-align="middle" draw:auto-grow-height="false" fo:min-height="0.258cm" fo:min-width="1.024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.6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34" style:family="graphic" style:parent-style-name="standard">
      <style:graphic-properties draw:textarea-horizontal-align="justify" draw:textarea-vertical-align="middle" draw:auto-grow-height="false" fo:min-height="0.068cm" fo:min-width="0.9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88cm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fill-color="#ffff99" draw:textarea-horizontal-align="justify" draw:textarea-vertical-align="middle" draw:auto-grow-height="false" fo:min-height="0.639cm" fo:min-width="3.183cm"/>
    </style:style>
    <style:style style:name="gr39" style:family="graphic" style:parent-style-name="standard">
      <style:graphic-properties draw:fill-color="#ffff99" draw:textarea-horizontal-align="justify" draw:textarea-vertical-align="middle" draw:auto-grow-height="false" fo:min-height="0.639cm" fo:min-width="3.31cm"/>
    </style:style>
    <style:style style:name="gr40" style:family="graphic" style:parent-style-name="standard">
      <style:graphic-properties draw:fill-color="#00b8ff" draw:textarea-horizontal-align="justify" draw:textarea-vertical-align="middle" draw:auto-grow-height="false" fo:min-height="0.639cm" fo:min-width="2.294cm"/>
    </style:style>
    <style:style style:name="gr41" style:family="graphic" style:parent-style-name="standard">
      <style:graphic-properties draw:fill-color="#cfe7f5" draw:opacity="100%" draw:textarea-horizontal-align="justify" draw:textarea-vertical-align="middle" draw:auto-grow-height="false" fo:min-height="0.639cm" fo:min-width="9.914cm"/>
    </style:style>
    <style:style style:name="gr42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43" style:family="graphic" style:parent-style-name="standard">
      <style:graphic-properties draw:fill-color="#cfe7f5" draw:opacity="100%" draw:textarea-horizontal-align="justify" draw:textarea-vertical-align="middle" draw:auto-grow-height="false" fo:min-height="0.639cm" fo:min-width="9.533cm"/>
    </style:style>
    <style:style style:name="gr44" style:family="graphic" style:parent-style-name="standard">
      <style:graphic-properties draw:fill-color="#aecf00" draw:textarea-horizontal-align="justify" draw:textarea-vertical-align="middle" draw:auto-grow-height="false" fo:min-height="0.639cm" fo:min-width="2.294cm"/>
    </style:style>
    <style:style style:name="gr45" style:family="graphic" style:parent-style-name="standard">
      <style:graphic-properties draw:fill-color="#ff8080" draw:textarea-horizontal-align="justify" draw:textarea-vertical-align="middle" draw:auto-grow-height="false" fo:min-height="0.639cm" fo:min-width="4.453cm"/>
    </style:style>
    <style:style style:name="gr46" style:family="graphic" style:parent-style-name="standard">
      <style:graphic-properties draw:fill-color="#e6e6e6" draw:textarea-horizontal-align="justify" draw:textarea-vertical-align="middle" draw:auto-grow-height="false" fo:min-height="0.639cm" fo:min-width="2.294cm"/>
    </style:style>
    <style:style style:name="gr47" style:family="graphic" style:parent-style-name="standard">
      <style:graphic-properties draw:fill-color="#ff8080" draw:textarea-horizontal-align="justify" draw:textarea-vertical-align="middle" draw:auto-grow-height="false" fo:min-height="0.639cm" fo:min-width="4.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6cm"/>
    </style:style>
    <style:style style:name="gr51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83cm" fo:min-width="2.422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dc2300" draw:marker-start-width="0.252cm" draw:marker-end-width="0.252cm" draw:fill-color="#ff8080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579d1c" draw:marker-start-width="0.252cm" draw:marker-end-width="0.252cm" draw:fill-color="#aecf00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6cm" fo:min-width="2.308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1.655cm" fo:min-width="4.453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6cm" fo:min-width="1.936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1.383cm" fo:min-width="2.422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35cm" svg:stroke-color="#008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3cm" fo:min-width="1.492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0.567cm" fo:min-width="4.419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dc2300" draw:marker-start-width="0.252cm" draw:marker-end-width="0.252cm" draw:fill-color="#ff8080" draw:textarea-horizontal-align="justify" draw:textarea-vertical-align="middle" draw:auto-grow-height="false" fo:min-height="0.859cm" fo:min-width="4.419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579d1c" draw:marker-start-width="0.252cm" draw:marker-end-width="0.252cm" draw:fill-color="#aecf00" draw:textarea-horizontal-align="justify" draw:textarea-vertical-align="middle" draw:auto-grow-height="false" fo:min-height="0.589cm" fo:min-width="4.419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478cm" fo:min-width="4.419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0.478cm" fo:min-width="4.419cm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69" style:family="graphic" style:parent-style-name="standard">
      <style:graphic-properties draw:stroke="none" svg:stroke-color="#000000" draw:fill="none" draw:fill-color="#ffffff" fo:min-height="0.712cm"/>
    </style:style>
    <style:style style:name="gr70" style:family="graphic" style:parent-style-name="standard">
      <style:graphic-properties svg:stroke-width="0.035cm" svg:stroke-color="#4c4c4c" draw:marker-start-width="0.252cm" draw:marker-end-width="0.252cm" draw:fill-color="#cccccc" draw:textarea-horizontal-align="justify" draw:textarea-vertical-align="middle" draw:auto-grow-height="false" fo:min-height="0.567cm" fo:min-width="1.625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ff420e" draw:marker-start-width="0.252cm" draw:marker-end-width="0.252cm" draw:fill-color="#ff950e" draw:textarea-horizontal-align="justify" draw:textarea-vertical-align="middle" draw:auto-grow-height="false" fo:min-height="0.605cm" fo:min-width="4.419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05cm" fo:min-width="4.419cm" fo:padding-top="0.142cm" fo:padding-bottom="0.142cm" fo:padding-left="0.267cm" fo:padding-right="0.267cm"/>
    </style:style>
    <style:style style:name="gr73" style:family="graphic" style:parent-style-name="standard">
      <style:graphic-properties draw:fill="solid" draw:fill-color="#007fff" draw:textarea-horizontal-align="justify" draw:textarea-vertical-align="middle" draw:auto-grow-height="false" fo:min-height="1.528cm" fo:min-width="5.342cm"/>
    </style:style>
    <style:style style:name="gr74" style:family="graphic" style:parent-style-name="standard">
      <style:graphic-properties draw:fill-color="#e6e6e6" draw:textarea-horizontal-align="justify" draw:textarea-vertical-align="middle" draw:auto-grow-height="false" fo:min-height="0.264cm" fo:min-width="0.897cm"/>
    </style:style>
    <style:style style:name="gr75" style:family="graphic" style:parent-style-name="standard">
      <style:graphic-properties draw:textarea-horizontal-align="justify" draw:textarea-vertical-align="middle" draw:auto-grow-height="false" fo:min-height="1.528cm" fo:min-width="20.963cm"/>
    </style:style>
    <style:style style:name="gr76" style:family="graphic" style:parent-style-name="standard">
      <style:graphic-properties draw:textarea-horizontal-align="justify" draw:textarea-vertical-align="middle" draw:auto-grow-height="false" fo:min-height="0.026cm" fo:min-width="0.619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00b8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cfe7f5" draw:opacity="100%"/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aecf00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808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e6e6e6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007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0.287cm" svg:x="5.826cm" svg:y="8.607cm">
          <text:p text:style-name="P1">Ethernet switch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1.397cm" svg:x="5.826cm" svg:y="4.937cm">
          <text:p text:style-name="P1">Ethernet 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397cm" svg:x="6.08cm" svg:y="14.108cm">
          <text:p text:style-name="P1">Port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1.751cm" svg:x="10.144cm" svg:y="6.5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2.286cm" svg:height="1.397cm" svg:x="6.08cm" svg:y="15.759cm">
          <text:p text:style-name="P1">Por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6.08cm" svg:y="17.383cm">
          <text:p text:style-name="P1">Port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9.382cm" svg:y="8.747cm">
          <text:p text:style-name="P1">Port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4.081cm">
          <text:p text:style-name="P1">Port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5.759cm">
          <text:p text:style-name="P1">Port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286cm" svg:height="1.397cm" svg:x="12.684cm" svg:y="17.383cm">
          <text:p text:style-name="P1">Por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477cm" svg:height="1.181cm" svg:x="18.172cm" svg:y="10.487cm">
          <text:p text:style-name="P1">I2C controll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477cm" svg:height="1.397cm" svg:x="18.172cm" svg:y="8.72cm">
          <text:p text:style-name="P1">MDIO controll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477cm" svg:height="1.143cm" svg:x="18.145cm" svg:y="12.049cm">
          <text:p text:style-name="P1">SPI controll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0.635cm" svg:x="15.351cm" svg:y="9.0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10.6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59cm" svg:y="14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86cm" svg:y="16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3.286cm" svg:y="18.0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1.381cm" svg:y="14.208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5.986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7.764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3cm" svg:height="1.27cm" svg:x="17.891cm" svg:y="14.181cm">
          <text:p text:style-name="P1">Fib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27cm" svg:x="1.381cm" svg:y="14.208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3cm" svg:height="1.27cm" svg:x="17.883cm" svg:y="15.859cm">
          <text:p text:style-name="P1">RGMI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604cm" svg:height="2.921cm" svg:x="18.272cm" svg:y="2.77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2.413cm" svg:x="5.826cm" svg:y="1.127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5cm" svg:height="1.143cm" svg:x="10.017cm" svg:y="3.6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667cm" svg:height="0.635cm" svg:x="15.351cm" svg:y="5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2.667cm" svg:height="0.635cm" svg:x="15.351cm" svg:y="2.6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762cm" svg:height="2.413cm" svg:x="20.812cm" svg:y="5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15.351cm" svg:y="14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15.351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413cm" svg:height="1.27cm" svg:x="17.891cm" svg:y="17.51cm">
          <text:p text:style-name="P1">RGMI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635cm" svg:x="15.351cm" svg:y="17.7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22.844cm" svg:y="17.51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635cm" svg:x="20.431cm" svg:y="17.7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286cm" svg:height="0.635cm" svg:x="20.431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27cm" svg:x="22.844cm" svg:y="15.859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667cm" svg:height="0.635cm" svg:x="1cm" svg:y="7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.249cm" svg:height="1.089cm" svg:x="1.18cm" svg:y="6.334cm">
          <draw:text-box>
            <text:p>Data path</text:p>
          </draw:text-box>
        </draw:frame>
        <draw:custom-shape draw:style-name="gr8" draw:text-style-name="P2" draw:layer="layout" svg:width="2.667cm" svg:height="0.635cm" svg:x="1.127cm" svg:y="9.6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4" draw:layer="layout" svg:width="4.011cm" svg:height="1.673cm" svg:x="1.18cm" svg:y="8.598cm">
          <draw:text-box>
            <text:p>Control path</text:p>
          </draw:text-box>
        </draw:frame>
      </draw:page>
      <draw:page draw:name="page2" draw:style-name="dp1" draw:master-page-name="Default">
        <draw:custom-shape draw:style-name="gr19" draw:text-style-name="P1" xml:id="id2" draw:id="id2" draw:layer="layout" svg:width="5.842cm" svg:height="3.556cm" svg:x="18.718cm" svg:y="12.39cm">
          <text:p text:style-name="P1">Switch 2</text:p>
          <draw:enhanced-geometry svg:viewBox="0 0 21600 21600" draw:type="rectangle" draw:enhanced-path="M 0 0 L 21600 0 21600 21600 0 21600 0 0 Z N"/>
        </draw:custom-shape>
        <draw:custom-shape draw:style-name="gr19" draw:text-style-name="P1" xml:id="id3" draw:id="id3" draw:layer="layout" svg:width="5.842cm" svg:height="3.556cm" svg:x="10.879cm" svg:y="9.504cm">
          <text:p text:style-name="P1">Switch 1</text:p>
          <draw:enhanced-geometry svg:viewBox="0 0 21600 21600" draw:type="rectangle" draw:enhanced-path="M 0 0 L 21600 0 21600 21600 0 21600 0 0 Z N"/>
        </draw:custom-shape>
        <draw:custom-shape draw:style-name="gr19" draw:text-style-name="P1" xml:id="id4" draw:id="id4" draw:layer="layout" svg:width="5.842cm" svg:height="3.556cm" svg:x="3.186cm" svg:y="6.672cm">
          <text:p text:style-name="P1">Switch 0</text:p>
          <draw:enhanced-geometry svg:viewBox="0 0 21600 21600" draw:type="rectangle" draw:enhanced-path="M 0 0 L 21600 0 21600 21600 0 21600 0 0 Z N"/>
        </draw:custom-shape>
        <draw:custom-shape draw:style-name="gr20" draw:text-style-name="P1" xml:id="id5" draw:id="id5" draw:layer="layout" svg:width="5.842cm" svg:height="2.286cm" svg:x="3.159cm" svg:y="2.597cm">
          <text:p text:style-name="P1">Ethernet MAC</text:p>
          <draw:enhanced-geometry svg:viewBox="0 0 21600 21600" draw:type="rectangle" draw:enhanced-path="M 0 0 L 21600 0 21600 21600 0 21600 0 0 Z N"/>
        </draw:custom-shape>
        <draw:custom-shape draw:style-name="gr21" draw:text-style-name="P1" xml:id="id6" draw:id="id6" draw:layer="layout" svg:width="5.842cm" svg:height="1.778cm" svg:x="10.779cm" svg:y="1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2" draw:text-style-name="P1" xml:id="id1" draw:id="id1" draw:layer="layout" svg:width="5.969cm" svg:height="1.778cm" svg:x="10.779cm" svg:y="4.513cm">
          <text:p text:style-name="P1">MDIO controller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line-skew="-1.461cm" svg:x1="13.763cm" svg:y1="6.291cm" svg:x2="21.639cm" svg:y2="12.39cm" draw:start-shape="id1" draw:start-glue-point="2" draw:end-shape="id2" svg:d="M13763 6291v1589h7876v4510" svg:viewBox="0 0 7877 6100">
          <text:p/>
        </draw:connector>
        <draw:connector draw:style-name="gr23" draw:text-style-name="P5" draw:layer="layout" svg:x1="13.763cm" svg:y1="6.291cm" svg:x2="13.8cm" svg:y2="9.504cm" draw:start-shape="id1" draw:start-glue-point="2" draw:end-shape="id3" draw:end-glue-point="0" svg:d="M13763 6291v1607h37v1606" svg:viewBox="0 0 38 3214">
          <text:p/>
        </draw:connector>
        <draw:connector draw:style-name="gr23" draw:text-style-name="P5" draw:layer="layout" svg:x1="13.763cm" svg:y1="6.291cm" svg:x2="9.028cm" svg:y2="8.45cm" draw:start-shape="id1" draw:start-glue-point="2" draw:end-shape="id4" draw:end-glue-point="1" svg:d="M13763 6291v2159h-4735" svg:viewBox="0 0 4736 2160">
          <text:p/>
        </draw:connector>
        <draw:custom-shape draw:style-name="gr24" draw:text-style-name="P6" draw:layer="layout" svg:width="1.397cm" svg:height="0.635cm" svg:x="5.445cm" svg:y="6.842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.27cm" svg:height="0.508cm" svg:x="11.033cm" svg:y="9.636cm">
          <text:p text:style-name="P1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.27cm" svg:height="0.508cm" svg:x="15.351cm" svg:y="12.33cm">
          <text:p text:style-name="P1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.27cm" svg:height="0.508cm" svg:x="18.907cm" svg:y="12.514cm">
          <text:p text:style-name="P1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51cm" svg:height="0.508cm" svg:x="9.128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1.724cm" svg:height="0.508cm" svg:x="16.802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6" draw:layer="layout" svg:width="1.524cm" svg:height="0.635cm" svg:x="5.318cm" svg:y="4.121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508cm" svg:height="1.524cm" svg:x="5.826cm" svg:y="5.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7" draw:layer="layout" svg:width="1.524cm" svg:height="0.508cm" svg:x="3.413cm" svg:y="6.969cm">
          <text:p text:style-name="P1"><text:span text:style-name="T1">sw0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27cm" svg:height="0.508cm" svg:x="7.604cm" svg:y="9.536cm">
          <text:p text:style-name="P1"><text:span text:style-name="T1">dsa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524cm" svg:height="0.508cm" svg:x="3.413cm" svg:y="6.969cm">
          <text:p text:style-name="P1"><text:span text:style-name="T1">sw0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3.413cm" svg:y="7.604cm">
          <text:p text:style-name="P1"><text:span text:style-name="T1">sw0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3.413cm" svg:y="8.874cm">
          <text:p text:style-name="P1"><text:span text:style-name="T1">sw0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3.413cm" svg:y="9.509cm">
          <text:p text:style-name="P1"><text:span text:style-name="T1">sw0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5.191cm" svg:y="9.509cm">
          <text:p text:style-name="P1"><text:span text:style-name="T1">sw0p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1.006cm" svg:y="11.668cm">
          <text:p text:style-name="P1"><text:span text:style-name="T1">sw1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1.033cm" svg:y="12.303cm">
          <text:p text:style-name="P1"><text:span text:style-name="T1">sw1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2.684cm" svg:y="12.303cm">
          <text:p text:style-name="P1"><text:span text:style-name="T1">sw1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397cm" svg:height="0.381cm" svg:x="1.635cm" svg:y="6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9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.635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5.699cm" svg:y="10.3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6" draw:layer="layout" svg:width="1.524cm" svg:height="0.508cm" svg:x="18.78cm" svg:y="13.954cm">
          <text:p text:style-name="P1"><text:span text:style-name="T1">sw2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8.78cm" svg:y="14.589cm">
          <text:p text:style-name="P1"><text:span text:style-name="T1">sw2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8.78cm" svg:y="13.954cm">
          <text:p text:style-name="P1"><text:span text:style-name="T1">sw2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8.78cm" svg:y="15.224cm">
          <text:p text:style-name="P1"><text:span text:style-name="T1">sw2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20.558cm" svg:y="15.224cm">
          <text:p text:style-name="P1"><text:span text:style-name="T1">sw2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22.336cm" svg:y="15.224cm">
          <text:p text:style-name="P1"><text:span text:style-name="T1">sw2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397cm" svg:height="0.381cm" svg:x="9.382cm" svg:y="11.7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9.382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13.065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21.193cm" svg:y="16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381cm" svg:height="1.143cm" svg:x="22.971cm" svg:y="16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4.0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4.7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397cm" svg:height="0.381cm" svg:x="17.256cm" svg:y="15.3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1.724cm" svg:height="0.508cm" svg:x="2.016cm" svg:y="16.1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4" draw:layer="layout" svg:width="6.772cm" svg:height="0.962cm" svg:x="3.921cm" svg:y="15.859cm">
          <draw:text-box>
            <text:p>Marvell tagged frames</text:p>
          </draw:text-box>
        </draw:frame>
        <draw:custom-shape draw:style-name="gr34" draw:text-style-name="P1" draw:layer="layout" svg:width="1.778cm" svg:height="0.635cm" svg:x="2.016cm" svg:y="17.2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4" draw:layer="layout" svg:width="8.782cm" svg:height="0.962cm" svg:x="4.046cm" svg:y="16.929cm">
          <draw:text-box>
            <text:p>User frames (normal, 802.1q)</text:p>
          </draw:text-box>
        </draw:frame>
        <draw:custom-shape draw:style-name="gr32" draw:text-style-name="P1" draw:layer="layout" svg:width="1.397cm" svg:height="0.381cm" svg:x="1.635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3" draw:text-style-name="P5" draw:layer="layout" draw:type="line" svg:x1="2.146cm" svg:y1="18.761cm" svg:x2="3.867cm" svg:y2="18.761cm" svg:d="M2146 18761h1721" svg:viewBox="0 0 1722 1">
          <text:p/>
        </draw:connector>
        <draw:frame draw:style-name="gr36" draw:text-style-name="P4" draw:layer="layout" svg:width="10.488cm" svg:height="0.962cm" svg:x="4.048cm" svg:y="18.326cm">
          <draw:text-box>
            <text:p>Control interface (MDIO, SPI, I2C..)</text:p>
          </draw:text-box>
        </draw:frame>
        <draw:connector draw:style-name="gr37" draw:text-style-name="P5" draw:layer="layout" svg:x1="6.08cm" svg:y1="2.597cm" svg:x2="10.779cm" svg:y2="1.889cm" draw:start-shape="id5" draw:start-glue-point="0" draw:end-shape="id6" svg:d="M6080 2597v-708h4699" svg:viewBox="0 0 4700 709">
          <text:p/>
        </draw:connector>
        <draw:connector draw:style-name="gr37" draw:text-style-name="P5" draw:layer="layout" svg:x1="13.7cm" svg:y1="2.778cm" svg:x2="13.763cm" svg:y2="4.513cm" draw:start-shape="id6" draw:start-glue-point="2" draw:end-shape="id1" draw:end-glue-point="0" svg:d="M13700 2778v868h63v867" svg:viewBox="0 0 64 1736">
          <text:p/>
        </draw:connector>
      </draw:page>
      <draw:page draw:name="page3" draw:style-name="dp1" draw:master-page-name="Default">
        <draw:custom-shape draw:style-name="gr38" draw:text-style-name="P8" draw:layer="layout" svg:width="3.683cm" svg:height="0.889cm" svg:x="1cm" svg:y="2.397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3.81cm" svg:height="0.889cm" svg:x="4.556cm" svg:y="2.397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2.794cm" svg:height="0.889cm" svg:x="8.366cm" svg:y="2.397cm">
          <text:p text:style-name="P1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0.414cm" svg:height="0.889cm" svg:x="11.16cm" svg:y="2.397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794cm" svg:height="0.889cm" svg:x="21.598cm" svg:y="2.397cm">
          <text:p text:style-name="P1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683cm" svg:height="0.889cm" svg:x="1cm" svg:y="5.318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3.81cm" svg:height="0.889cm" svg:x="4.556cm" svg:y="5.318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2.794cm" svg:height="0.889cm" svg:x="11.16cm" svg:y="5.318cm">
          <text:p text:style-name="P1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0.033cm" svg:height="0.889cm" svg:x="13.881cm" svg:y="5.318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794cm" svg:height="0.889cm" svg:x="23.914cm" svg:y="5.318cm">
          <text:p text:style-name="P1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.794cm" svg:height="0.889cm" svg:x="8.366cm" svg:y="5.318cm">
          <text:p text:style-name="P1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4.953cm" svg:height="0.889cm" svg:x="10.906cm" svg:y="9.763cm">
          <text:p text:style-name="P1"><text:span text:style-name="T2">Source port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794cm" svg:height="0.889cm" svg:x="8.112cm" svg:y="9.763cm">
          <text:p text:style-name="P1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794cm" svg:height="0.889cm" svg:x="5.318cm" svg:y="9.763cm">
          <text:p text:style-name="P1"><text:span text:style-name="T2">Egress type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8.366cm" svg:y1="6.207cm" svg:x2="5.318cm" svg:y2="9.763cm">
          <text:p/>
        </draw:line>
        <draw:line draw:style-name="gr23" draw:text-style-name="P5" draw:layer="layout" svg:x1="11.16cm" svg:y1="6.207cm" svg:x2="15.859cm" svg:y2="9.763cm">
          <text:p/>
        </draw:line>
        <draw:custom-shape draw:style-name="gr47" draw:text-style-name="P13" draw:layer="layout" svg:width="5.08cm" svg:height="0.889cm" svg:x="11.033cm" svg:y="18.399cm">
          <text:p text:style-name="P1"><text:span text:style-name="T2">Destination port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794cm" svg:height="0.889cm" svg:x="8.239cm" svg:y="18.399cm">
          <text:p text:style-name="P1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794cm" svg:height="0.889cm" svg:x="5.445cm" svg:y="18.399cm">
          <text:p text:style-name="P1"><text:span text:style-name="T2">Ingress type</text:span>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6.916cm" svg:height="0.962cm" svg:x="2.016cm" svg:y="1.308cm">
          <draw:text-box>
            <text:p>Normal Ethernet frame</text:p>
          </draw:text-box>
        </draw:frame>
        <draw:frame draw:style-name="gr49" draw:text-style-name="P4" draw:layer="layout" svg:width="12.766cm" svg:height="0.962cm" svg:x="1.421cm" svg:y="12.684cm">
          <draw:text-box>
            <text:p>Ingress tagged (CPU towards switch) frame</text:p>
          </draw:text-box>
        </draw:frame>
        <draw:custom-shape draw:style-name="gr38" draw:text-style-name="P8" draw:layer="layout" svg:width="3.683cm" svg:height="0.889cm" svg:x="1.127cm" svg:y="13.954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3.81cm" svg:height="0.889cm" svg:x="4.683cm" svg:y="13.954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2.794cm" svg:height="0.889cm" svg:x="11.287cm" svg:y="13.954cm">
          <text:p text:style-name="P1"><text:span text:style-name="T2">Ether 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0.033cm" svg:height="0.889cm" svg:x="14.008cm" svg:y="13.954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2.794cm" svg:height="0.889cm" svg:x="24.041cm" svg:y="13.954cm">
          <text:p text:style-name="P1"><text:span text:style-name="T2">FC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.794cm" svg:height="0.889cm" svg:x="8.493cm" svg:y="13.954cm">
          <text:p text:style-name="P1"><text:span text:style-name="T2">Switch tag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8.493cm" svg:y1="14.843cm" svg:x2="5.445cm" svg:y2="18.399cm">
          <text:p/>
        </draw:line>
        <draw:line draw:style-name="gr23" draw:text-style-name="P5" draw:layer="layout" svg:x1="11.287cm" svg:y1="14.843cm" svg:x2="16.113cm" svg:y2="18.399cm">
          <text:p/>
        </draw:line>
        <draw:frame draw:style-name="gr50" draw:text-style-name="P4" draw:layer="layout" svg:width="12.66cm" svg:height="0.962cm" svg:x="1.508cm" svg:y="4.102cm">
          <draw:text-box>
            <text:p>Egress tagged (switch towards CPU) frame</text:p>
          </draw:text-box>
        </draw:frame>
      </draw:page>
      <draw:page draw:name="page4" draw:style-name="dp1" draw:master-page-name="Default">
        <draw:custom-shape draw:style-name="gr51" draw:text-style-name="P15" xml:id="id7" draw:id="id7" draw:layer="layout" svg:width="4.953cm" svg:height="1.905cm" svg:x="3.667cm" svg:y="2.143cm">
          <text:p text:style-name="P1"><text:span text:style-name="T2">Network driver</text:span></text:p>
          <text:p text:style-name="P1"><text:span text:style-name="T2">RX path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2.921cm" svg:height="2.032cm" svg:x="1.635cm" svg:y="3.54cm">
          <text:p text:style-name="P1"><text:span text:style-name="T2">skb→dev = </text:span></text:p>
          <text:p text:style-name="P1"><text:span text:style-name="T2">eth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3" xml:id="id8" draw:id="id8" draw:layer="layout" svg:width="4.953cm" svg:height="1.905cm" svg:x="3.667cm" svg:y="5.615cm">
          <text:p text:style-name="P1"><text:span text:style-name="T2">netif_receive_skb()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xml:id="id9" draw:id="id9" draw:layer="layout" svg:width="4.953cm" svg:height="1.905cm" svg:x="3.667cm" svg:y="8.782cm">
          <text:p text:style-name="P1"><text:span text:style-name="T2">eth_type_trans()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10" draw:id="id10" draw:layer="layout" svg:width="5.615cm" svg:height="3.81cm" svg:x="3.286cm" svg:y="11.93cm">
          <text:p text:style-name="P1"><text:span text:style-name="T2">netdev_uses_dsa()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6" draw:text-style-name="P11" xml:id="id11" draw:id="id11" draw:layer="layout" svg:width="4.953cm" svg:height="1.905cm" svg:x="3.667cm" svg:y="16.821cm">
          <text:p text:style-name="P1"><text:span text:style-name="T2">ip_rcv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7" xml:id="id12" draw:id="id12" draw:layer="layout" svg:width="4.953cm" svg:height="1.905cm" svg:x="10.498cm" svg:y="12.865cm">
          <text:p text:style-name="P1"><text:span text:style-name="T2">XX_tag_rcv()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3" draw:id="id13" draw:layer="layout" svg:width="4.872cm" svg:height="3.81cm" svg:x="10.606cm" svg:y="15.859cm">
          <text:p text:style-name="P1"><text:span text:style-name="T2">Switch port valid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9" draw:text-style-name="P17" xml:id="id14" draw:id="id14" draw:layer="layout" svg:width="2.921cm" svg:height="2.032cm" svg:x="15.097cm" svg:y="11.422cm">
          <text:p text:style-name="P1"><text:span text:style-name="T2">skb→dev = </text:span></text:p>
          <text:p text:style-name="P1"><text:span text:style-name="T2">sw0p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3" draw:text-style-name="P5" draw:layer="layout" draw:type="line" svg:x1="6.143cm" svg:y1="4.048cm" svg:x2="6.143cm" svg:y2="5.615cm" draw:start-shape="id7" draw:start-glue-point="2" draw:end-shape="id8" draw:end-glue-point="0" svg:d="M6143 4048v1567" svg:viewBox="0 0 1 1568">
          <text:p/>
        </draw:connector>
        <draw:connector draw:style-name="gr23" draw:text-style-name="P5" draw:layer="layout" draw:type="line" svg:x1="6.143cm" svg:y1="7.52cm" svg:x2="6.143cm" svg:y2="8.782cm" draw:start-shape="id8" draw:start-glue-point="2" draw:end-shape="id9" draw:end-glue-point="0" svg:d="M6143 7520v1262" svg:viewBox="0 0 1 1263">
          <text:p/>
        </draw:connector>
        <draw:connector draw:style-name="gr23" draw:text-style-name="P5" draw:layer="layout" draw:type="line" svg:x1="6.143cm" svg:y1="10.687cm" svg:x2="6.094cm" svg:y2="11.93cm" draw:start-shape="id9" draw:start-glue-point="2" draw:end-shape="id10" draw:end-glue-point="4" svg:d="M6143 10687l-49 1243" svg:viewBox="0 0 50 1244">
          <text:p/>
        </draw:connector>
        <draw:connector draw:style-name="gr60" draw:text-style-name="P5" draw:layer="layout" draw:type="line" svg:x1="6.094cm" svg:y1="15.74cm" svg:x2="6.143cm" svg:y2="16.821cm" draw:start-shape="id10" draw:start-glue-point="6" draw:end-shape="id11" draw:end-glue-point="0" svg:d="M6094 15740l49 1081" svg:viewBox="0 0 50 1082">
          <text:p/>
        </draw:connector>
        <draw:connector draw:style-name="gr61" draw:text-style-name="P5" draw:layer="layout" draw:type="line" svg:x1="8.901cm" svg:y1="13.835cm" svg:x2="10.498cm" svg:y2="13.817cm" draw:start-shape="id10" draw:start-glue-point="7" draw:end-shape="id12" svg:d="M8901 13835l1597-18" svg:viewBox="0 0 1598 19">
          <text:p/>
        </draw:connector>
        <draw:connector draw:style-name="gr23" draw:text-style-name="P5" draw:layer="layout" draw:type="line" svg:x1="12.974cm" svg:y1="14.77cm" svg:x2="13.042cm" svg:y2="15.859cm" draw:start-shape="id12" draw:start-glue-point="2" draw:end-shape="id13" draw:end-glue-point="4" svg:d="M12974 14770l68 1089" svg:viewBox="0 0 69 1090">
          <text:p/>
        </draw:connector>
        <draw:connector draw:style-name="gr61" draw:text-style-name="P5" draw:layer="layout" svg:x1="15.478cm" svg:y1="17.764cm" svg:x2="16.558cm" svg:y2="13.334cm" draw:start-shape="id13" draw:start-glue-point="7" draw:end-shape="id14" draw:end-glue-point="6" svg:d="M15478 17764h1080v-4430" svg:viewBox="0 0 1081 4431">
          <text:p/>
        </draw:connector>
        <draw:connector draw:style-name="gr23" draw:text-style-name="P5" draw:layer="layout" svg:x1="16.558cm" svg:y1="11.422cm" svg:x2="8.62cm" svg:y2="6.567cm" draw:start-shape="id14" draw:start-glue-point="4" draw:end-shape="id8" draw:end-glue-point="1" svg:d="M16558 11422v-4855h-7938" svg:viewBox="0 0 7939 4856">
          <text:p/>
        </draw:connector>
        <draw:custom-shape draw:style-name="gr62" draw:text-style-name="P18" xml:id="id15" draw:id="id15" draw:layer="layout" svg:width="2.794cm" svg:height="2.667cm" svg:x="17.891cm" svg:y="16.62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0" draw:text-style-name="P5" draw:layer="layout" svg:x1="13.042cm" svg:y1="19.669cm" svg:x2="19.288cm" svg:y2="19.288cm" draw:start-shape="id13" draw:start-glue-point="6" draw:end-shape="id15" draw:end-glue-point="8" svg:d="M13042 19669v519h6246v-900" svg:viewBox="0 0 6247 901">
          <text:p/>
        </draw:connector>
        <draw:connector draw:style-name="gr23" draw:text-style-name="P5" draw:layer="layout" svg:x1="6.143cm" svg:y1="18.726cm" svg:x2="7.29cm" svg:y2="20.631cm" draw:start-shape="id11" draw:start-glue-point="2" svg:d="M6143 18726v1211h1147v694" svg:viewBox="0 0 1148 1906">
          <text:p/>
        </draw:connector>
        <draw:custom-shape draw:style-name="gr63" draw:text-style-name="P15" draw:layer="layout" svg:width="4.953cm" svg:height="0.851cm" svg:x="16.494cm" svg:y="1.508cm">
          <text:p text:style-name="P1"><text:span text:style-name="T2">Driver/HW layer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draw:layer="layout" svg:width="4.953cm" svg:height="1.143cm" svg:x="21.828cm" svg:y="1.508cm">
          <text:p text:style-name="P1"><text:span text:style-name="T2">Layer agnostic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16.494cm" svg:y="2.667cm">
          <text:p text:style-name="P1"><text:span text:style-name="T2">Ethernet layer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.953cm" svg:height="0.762cm" svg:x="16.494cm" svg:y="4.81cm">
          <text:p text:style-name="P1"><text:span text:style-name="T2">Layer 3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4.953cm" svg:height="0.762cm" svg:x="16.494cm" svg:y="3.794cm">
          <text:p text:style-name="P1"><text:span text:style-name="T2">DSA tag layer</text:span></text:p>
          <draw:enhanced-geometry svg:viewBox="0 0 21600 21600" draw:type="rectangle" draw:enhanced-path="M 0 0 L 21600 0 21600 21600 0 21600 0 0 Z N"/>
        </draw:custom-shape>
        <draw:frame draw:style-name="gr68" draw:text-style-name="P4" draw:layer="layout" svg:width="2.653cm" svg:height="0.962cm" svg:x="20.431cm" svg:y="16.367cm">
          <draw:text-box>
            <text:p>Discard</text:p>
          </draw:text-box>
        </draw:frame>
        <draw:frame draw:style-name="gr69" draw:text-style-name="P4" draw:layer="layout" svg:width="1.778cm" svg:height="0.962cm" svg:x="8.747cm" svg:y="12.738cm">
          <draw:text-box>
            <text:p>Yes</text:p>
          </draw:text-box>
        </draw:frame>
        <draw:frame draw:style-name="gr69" draw:text-style-name="P4" draw:layer="layout" svg:width="1.778cm" svg:height="0.962cm" svg:x="15.224cm" svg:y="16.929cm">
          <draw:text-box>
            <text:p>Yes</text:p>
          </draw:text-box>
        </draw:frame>
        <draw:frame draw:style-name="gr69" draw:text-style-name="P4" draw:layer="layout" svg:width="1.778cm" svg:height="0.962cm" svg:x="6.334cm" svg:y="15.732cm">
          <draw:text-box>
            <text:p>No</text:p>
          </draw:text-box>
        </draw:frame>
        <draw:frame draw:style-name="gr69" draw:text-style-name="P4" draw:layer="layout" svg:width="1.778cm" svg:height="0.962cm" svg:x="12.938cm" svg:y="19.415cm">
          <draw:text-box>
            <text:p>No</text:p>
          </draw:text-box>
        </draw:frame>
      </draw:page>
      <draw:page draw:name="page5" draw:style-name="dp1" draw:master-page-name="Default">
        <draw:custom-shape draw:style-name="gr70" draw:text-style-name="P15" draw:layer="layout" svg:width="2.159cm" svg:height="0.851cm" svg:x="1.762cm" svg:y="2.27cm">
          <text:p text:style-name="P1"><text:span text:style-name="T2">2B align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3.921cm" svg:y="2.27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8.874cm" svg:y="2.286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4.953cm" svg:height="0.889cm" svg:x="13.827cm" svg:y="2.27cm">
          <text:p text:style-name="P1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4.953cm" svg:height="0.889cm" svg:x="18.78cm" svg:y="2.27cm">
          <text:p text:style-name="P1"><text:span text:style-name="T2">IP, ARP, etc.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3.921cm" svg:y="4.683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8.874cm" svg:y="4.699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4.953cm" svg:height="0.889cm" svg:x="13.827cm" svg:y="4.683cm">
          <text:p text:style-name="P1"><text:span text:style-name="T2">Switch tag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4.953cm" svg:height="0.889cm" svg:x="18.78cm" svg:y="4.683cm">
          <text:p text:style-name="P1"><text:span text:style-name="T2">IP, ARP, etc.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3.921cm" svg:y="6.715cm">
          <text:p text:style-name="P1"><text:span text:style-name="T2">MAC DA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4.953cm" svg:height="0.873cm" svg:x="8.874cm" svg:y="6.731cm">
          <text:p text:style-name="P1"><text:span text:style-name="T2">MAC SA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4.953cm" svg:height="0.889cm" svg:x="13.827cm" svg:y="6.715cm">
          <text:p text:style-name="P1"><text:span text:style-name="T2">IP, ARP, etc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1" draw:layer="layout" svg:width="5.842cm" svg:height="3.556cm" svg:x="18.718cm" svg:y="9.59cm">
          <text:p text:style-name="P1">Switch 2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842cm" svg:height="3.556cm" svg:x="10.879cm" svg:y="9.504cm">
          <text:p text:style-name="P1">Switch 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842cm" svg:height="3.556cm" svg:x="3.186cm" svg:y="9.472cm">
          <text:p text:style-name="P1">Switch 0</text:p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5.842cm" svg:height="1.778cm" svg:x="3.159cm" svg:y="5.853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51cm" svg:height="0.508cm" svg:x="9.128cm" svg:y="9.6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1.724cm" svg:height="0.508cm" svg:x="16.802cm" svg:y="9.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2" draw:layer="layout" svg:width="0.508cm" svg:height="1.524cm" svg:x="3.826cm" svg:y="7.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6" draw:layer="layout" svg:width="1.524cm" svg:height="0.508cm" svg:x="3.413cm" svg:y="12.369cm">
          <text:p text:style-name="P1"><text:span text:style-name="T1">sw0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5.313cm" svg:y="12.403cm">
          <text:p text:style-name="P1"><text:span text:style-name="T1">sw0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7.313cm" svg:y="12.374cm">
          <text:p text:style-name="P1"><text:span text:style-name="T1">sw0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1.106cm" svg:y="12.368cm">
          <text:p text:style-name="P1"><text:span text:style-name="T1">sw1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3.033cm" svg:y="12.403cm">
          <text:p text:style-name="P1"><text:span text:style-name="T1">sw1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4.984cm" svg:y="12.403cm">
          <text:p text:style-name="P1"><text:span text:style-name="T1">sw1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" draw:layer="layout" svg:width="1.397cm" svg:height="0.514cm" svg:x="20.88cm" svg:y="12.389cm">
          <text:p text:style-name="P1"><text:span text:style-name="T1">sw2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8.98cm" svg:y="12.454cm">
          <text:p text:style-name="P1"><text:span text:style-name="T1">sw2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22.78cm" svg:y="12.424cm">
          <text:p text:style-name="P1"><text:span text:style-name="T1">sw2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724cm" svg:height="0.508cm" svg:x="13.616cm" svg:y="6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4" draw:layer="layout" svg:width="6.772cm" svg:height="0.962cm" svg:x="15.521cm" svg:y="5.859cm">
          <draw:text-box>
            <text:p>Marvell tagged frames</text:p>
          </draw:text-box>
        </draw:frame>
        <draw:custom-shape draw:style-name="gr34" draw:text-style-name="P1" draw:layer="layout" svg:width="1.778cm" svg:height="0.635cm" svg:x="13.616cm" svg:y="6.9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4" draw:layer="layout" svg:width="8.782cm" svg:height="0.962cm" svg:x="15.546cm" svg:y="6.829cm">
          <draw:text-box>
            <text:p>Bridge membership</text:p>
          </draw:text-box>
        </draw:frame>
        <draw:custom-shape draw:style-name="gr75" draw:text-style-name="P1" draw:layer="layout" svg:width="21.463cm" svg:height="1.778cm" svg:x="3.159cm" svg:y="14.753cm">
          <text:p text:style-name="P1">Bridge br0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524cm" svg:height="0.508cm" svg:x="22.78cm" svg:y="9.724cm">
          <text:p text:style-name="P1"><text:span text:style-name="T1">sw2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8.98cm" svg:y="9.724cm">
          <text:p text:style-name="P1"><text:span text:style-name="T1">sw2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4.98cm" svg:y="9.624cm">
          <text:p text:style-name="P1"><text:span text:style-name="T1">sw1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11.08cm" svg:y="9.624cm">
          <text:p text:style-name="P1"><text:span text:style-name="T1">sw1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7.38cm" svg:y="9.624cm">
          <text:p text:style-name="P1"><text:span text:style-name="T1">sw0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524cm" svg:height="0.508cm" svg:x="3.38cm" svg:y="9.624cm">
          <text:p text:style-name="P1"><text:span text:style-name="T1">sw</text:span><text:span text:style-name="T1">0p</text:span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" draw:layer="layout" svg:width="1.397cm" svg:height="0.552cm" draw:transform="rotate (1.57812670965327) translate (3.897cm 14.5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" draw:layer="layout" svg:width="1.397cm" svg:height="0.552cm" draw:transform="rotate (1.57812670965327) translate (5.898cm 14.5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" draw:layer="layout" svg:width="1.397cm" svg:height="0.552cm" draw:transform="rotate (1.57812670965327) translate (19.499cm 14.6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7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1:55:02.026675005</meta:creation-date>
    <dc:date>2017-04-04T14:29:02.641377771</dc:date>
    <meta:editing-duration>PT32M39S</meta:editing-duration>
    <meta:editing-cycles>6</meta:editing-cycles>
    <meta:generator>LibreOffice/5.3.1.2$Linux_X86_64 LibreOffice_project/30m0$Build-2</meta:generator>
    <meta:document-statistic meta:object-count="200"/>
  </office:meta>
</office:document-meta>
</file>